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/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“(Rejected)” beside Michelle Goodridge’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nate@nathanwhalen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6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webp</text:p>
          </table:table-cell>
          <table:table-cell table:number-columns-repeated="16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/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4"/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5"/>
          <table:table-cell office:value-type="string" calcext:value-type="string">
            <text:p>https://www.facebook.com/khanforkitchenermayor</text:p>
          </table:table-cell>
          <table:table-cell/>
          <table:table-cell office:value-type="string" calcext:value-type="string">
            <text:p>https://www.youtube.com/channel/UCVGRHOlD8y4dJO8jeYkE3og</text:p>
          </table:table-cell>
          <table:table-cell table:number-columns-repeated="8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https://www.reddit.com/user/_Colleenjames/</text:p>
          </table:table-cell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5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table:number-columns-repeated="5"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/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table:number-columns-repeated="10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/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onger running 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office:value-type="string" calcext:value-type="string">
            <text:p>Withdrew after nomination deadline</text:p>
          </table:table-cell>
          <table:table-cell table:number-columns-repeated="2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25" office:value-type="string" calcext:value-type="string">
            <text:p>Withdrawn before nomination deadlin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5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6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office:value-type="string" calcext:value-type="string">
            <text:p><text:a xlink:href="https://www.facebook.com/harv4council/" xlink:type="simple">https://www.facebook.com/harv4council/</text:a> https://www.facebook.com/sidhuharvir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wnsforwilmot.wixsite.com/rd4wilmot</text:p>
          </table:table-cell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2"/>
          <table:table-cell office:value-type="string" calcext:value-type="string">
            <text:p>https://www.instagram.com/ron_downs1974/</text:p>
          </table:table-cell>
          <table:table-cell table:number-columns-repeated="7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4"/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5"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3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3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07T05:47:59.001772710</dc:date>
    <meta:editing-duration>P6DT6H18M</meta:editing-duration>
    <meta:editing-cycles>911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135" meta:object-count="0"/>
  </office:meta>
</office:document-meta>
</file>